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list-style-name="LFO1" style:family="paragraph">
      <style:paragraph-properties fo:break-before="page" fo:text-align="justify"/>
    </style:style>
    <style:style style:name="P2" style:parent-style-name="Standard" style:list-style-name="LFO1" style:family="paragraph">
      <style:paragraph-properties fo:text-align="justify"/>
    </style:style>
    <style:style style:name="P3" style:parent-style-name="Standard" style:list-style-name="LFO1" style:family="paragraph">
      <style:paragraph-properties fo:text-align="justify"/>
    </style:style>
    <style:style style:name="P4" style:parent-style-name="Standard" style:list-style-name="LFO1" style:family="paragraph">
      <style:paragraph-properties fo:text-align="justify"/>
    </style:style>
    <style:style style:name="P5" style:parent-style-name="Standard" style:list-style-name="LFO1" style:family="paragraph">
      <style:paragraph-properties fo:text-align="justify"/>
    </style:style>
    <style:style style:name="P6" style:parent-style-name="Standard" style:list-style-name="LFO1" style:family="paragraph">
      <style:paragraph-properties fo:text-align="justify"/>
    </style:style>
    <style:style style:name="P7" style:parent-style-name="Standard" style:list-style-name="LFO1" style:family="paragraph">
      <style:paragraph-properties fo:text-align="justify"/>
    </style:style>
    <style:style style:name="P8" style:parent-style-name="Standard" style:family="paragraph">
      <style:paragraph-properties fo:text-align="justify"/>
    </style:style>
    <style:style style:name="P9" style:parent-style-name="Standard" style:list-style-name="LFO1" style:family="paragraph">
      <style:paragraph-properties fo:text-align="justify"/>
    </style:style>
    <style:style style:name="P10" style:parent-style-name="Standard" style:family="paragraph">
      <style:paragraph-properties fo:text-align="justify"/>
    </style:style>
    <style:style style:name="P11" style:parent-style-name="Standard" style:family="paragraph">
      <style:paragraph-properties fo:break-before="page"/>
    </style:style>
    <style:style style:name="P12" style:parent-style-name="Standard" style:family="paragraph">
      <style:paragraph-properties fo:break-before="page" fo:text-align="center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5" style:parent-style-name="Standard" style:family="paragraph">
      <style:paragraph-properties fo:text-align="justify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break-before="page" fo:text-align="center"/>
      <style:text-properties fo:font-weight="bold" style:font-weight-asian="bold" style:font-weight-complex="bold"/>
    </style:style>
    <style:style style:name="P1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0" style:parent-style-name="Standard" style:family="paragraph">
      <style:paragraph-properties fo:text-align="justify"/>
    </style:style>
    <style:style style:name="P21" style:parent-style-name="Standard" style:family="paragraph">
      <style:paragraph-properties fo:text-align="justify"/>
    </style:style>
    <style:style style:name="P22" style:parent-style-name="Standard" style:family="paragraph">
      <style:paragraph-properties fo:text-align="center"/>
    </style:style>
    <style:style style:name="P23" style:parent-style-name="Standard" style:family="paragraph">
      <style:paragraph-properties fo:text-align="center"/>
    </style:style>
    <style:style style:name="P24" style:parent-style-name="Standard" style:family="paragraph">
      <style:paragraph-properties fo:text-align="justify"/>
    </style:style>
    <style:style style:name="P25" style:parent-style-name="Standard" style:family="paragraph">
      <style:paragraph-properties fo:text-align="justify"/>
    </style:style>
    <style:style style:name="P26" style:parent-style-name="Standard" style:family="paragraph">
      <style:paragraph-properties fo:text-align="justify"/>
    </style:style>
    <style:style style:name="P27" style:parent-style-name="Standard" style:family="paragraph">
      <style:paragraph-properties fo:text-align="justify"/>
    </style:style>
    <style:style style:name="P28" style:parent-style-name="Standard" style:family="paragraph">
      <style:paragraph-properties fo:text-align="justify"/>
    </style:style>
    <style:style style:name="P29" style:parent-style-name="Standard" style:family="paragraph">
      <style:paragraph-properties fo:text-align="justify"/>
    </style:style>
    <style:style style:name="P30" style:parent-style-name="Standard" style:family="paragraph">
      <style:paragraph-properties fo:text-align="center"/>
    </style:style>
    <style:style style:name="P31" style:parent-style-name="Standard" style:family="paragraph">
      <style:paragraph-properties fo:text-align="center"/>
    </style:style>
    <style:style style:name="P32" style:parent-style-name="Standard" style:family="paragraph">
      <style:paragraph-properties fo:text-align="justify"/>
    </style:style>
    <style:style style:name="P33" style:parent-style-name="Standard" style:family="paragraph">
      <style:paragraph-properties fo:text-align="justify"/>
    </style:style>
    <style:style style:name="P34" style:parent-style-name="Standard" style:family="paragraph">
      <style:paragraph-properties fo:text-align="justify"/>
    </style:style>
    <style:style style:name="P35" style:parent-style-name="Standard" style:family="paragraph">
      <style:paragraph-properties fo:break-before="page" fo:text-align="center"/>
      <style:text-properties fo:font-weight="bold" style:font-weight-asian="bold" style:font-weight-complex="bold"/>
    </style:style>
    <style:style style:name="P3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8" style:parent-style-name="Standard" style:family="paragraph">
      <style:paragraph-properties fo:text-align="center"/>
    </style:style>
    <style:style style:name="P39" style:parent-style-name="Standard" style:family="paragraph">
      <style:paragraph-properties fo:text-align="justify"/>
    </style:style>
    <style:style style:name="P40" style:parent-style-name="Standard" style:family="paragraph">
      <style:paragraph-properties fo:text-align="justify"/>
    </style:style>
    <style:style style:name="P41" style:parent-style-name="Standard" style:family="paragraph">
      <style:paragraph-properties fo:text-align="justify"/>
    </style:style>
    <style:style style:name="P42" style:parent-style-name="Standard" style:list-style-name="LFO2" style:family="paragraph">
      <style:paragraph-properties fo:text-align="justify"/>
    </style:style>
    <style:style style:name="P43" style:parent-style-name="Standard" style:list-style-name="LFO2" style:family="paragraph">
      <style:paragraph-properties fo:text-align="justify"/>
    </style:style>
    <style:style style:name="P44" style:parent-style-name="Standard" style:list-style-name="LFO2" style:family="paragraph">
      <style:paragraph-properties fo:text-align="justify"/>
    </style:style>
    <style:style style:name="P45" style:parent-style-name="Standard" style:list-style-name="LFO2" style:family="paragraph">
      <style:paragraph-properties fo:text-align="justify"/>
    </style:style>
    <style:style style:name="P46" style:parent-style-name="Standard" style:list-style-name="LFO2" style:family="paragraph">
      <style:paragraph-properties fo:text-align="justify"/>
    </style:style>
    <style:style style:name="P47" style:parent-style-name="Standard" style:list-style-name="LFO2" style:family="paragraph">
      <style:paragraph-properties fo:text-align="justify"/>
    </style:style>
    <style:style style:name="P48" style:parent-style-name="Standard" style:list-style-name="LFO2" style:family="paragraph">
      <style:paragraph-properties fo:text-align="justify"/>
    </style:style>
    <style:style style:name="P49" style:parent-style-name="Standard" style:list-style-name="LFO2" style:family="paragraph">
      <style:paragraph-properties fo:text-align="justify"/>
    </style:style>
    <style:style style:name="P50" style:parent-style-name="Standard" style:family="paragraph">
      <style:paragraph-properties fo:text-align="justify"/>
    </style:style>
    <style:style style:name="P51" style:parent-style-name="Standard" style:family="paragraph">
      <style:paragraph-properties fo:text-align="center"/>
    </style:style>
    <style:style style:name="P52" style:parent-style-name="Standard" style:family="paragraph">
      <style:paragraph-properties fo:text-align="center"/>
    </style:style>
    <style:style style:name="P53" style:parent-style-name="Standard" style:family="paragraph">
      <style:paragraph-properties fo:text-align="justify"/>
    </style:style>
    <style:style style:name="P54" style:parent-style-name="Standard" style:family="paragraph">
      <style:paragraph-properties fo:text-align="justify"/>
    </style:style>
    <style:style style:name="P55" style:parent-style-name="Standard" style:family="paragraph">
      <style:paragraph-properties fo:text-align="justify"/>
    </style:style>
    <style:style style:name="T56" style:parent-style-name="Основнойшрифтабзаца" style:family="text">
      <style:text-properties fo:font-size="20pt" style:font-size-asian="20pt" style:font-size-complex="20pt"/>
    </style:style>
    <style:style style:name="P57" style:parent-style-name="Standard" style:family="paragraph">
      <style:paragraph-properties fo:text-align="justify"/>
    </style:style>
    <style:style style:name="P58" style:parent-style-name="Standard" style:family="paragraph">
      <style:paragraph-properties fo:text-align="justify"/>
    </style:style>
    <style:style style:name="P59" style:parent-style-name="Standard" style:family="paragraph">
      <style:paragraph-properties fo:text-align="justify"/>
    </style:style>
    <style:style style:name="P60" style:parent-style-name="Standard" style:family="paragraph">
      <style:paragraph-properties fo:text-align="center"/>
    </style:style>
    <style:style style:name="P61" style:parent-style-name="Standard" style:family="paragraph">
      <style:paragraph-properties fo:text-align="center"/>
    </style:style>
    <style:style style:name="P62" style:parent-style-name="Standard" style:family="paragraph">
      <style:paragraph-properties fo:text-align="justify"/>
    </style:style>
    <style:style style:name="P63" style:parent-style-name="Standard" style:family="paragraph">
      <style:paragraph-properties fo:text-align="justify"/>
    </style:style>
    <style:style style:name="P64" style:parent-style-name="Standard" style:family="paragraph">
      <style:paragraph-properties fo:text-align="justify"/>
    </style:style>
    <style:style style:name="P65" style:parent-style-name="Standard" style:family="paragraph">
      <style:paragraph-properties fo:text-align="justify"/>
    </style:style>
    <style:style style:name="P66" style:parent-style-name="Standard" style:family="paragraph">
      <style:paragraph-properties fo:text-align="justify"/>
    </style:style>
    <style:style style:name="P67" style:parent-style-name="Standard" style:family="paragraph">
      <style:paragraph-properties fo:text-align="justify"/>
    </style:style>
    <style:style style:name="P68" style:parent-style-name="Standard" style:family="paragraph">
      <style:paragraph-properties fo:text-align="center"/>
    </style:style>
    <style:style style:name="P69" style:parent-style-name="Standard" style:family="paragraph">
      <style:paragraph-properties fo:text-align="center"/>
    </style:style>
    <style:style style:name="P70" style:parent-style-name="Standard" style:family="paragraph">
      <style:paragraph-properties fo:text-align="justify"/>
    </style:style>
    <style:style style:name="P71" style:parent-style-name="Standard" style:family="paragraph">
      <style:paragraph-properties fo:text-align="justify"/>
    </style:style>
    <style:style style:name="P72" style:parent-style-name="Standard" style:family="paragraph">
      <style:paragraph-properties fo:text-align="justify"/>
    </style:style>
    <style:style style:name="P73" style:parent-style-name="Standard" style:family="paragraph">
      <style:paragraph-properties fo:text-align="justify"/>
    </style:style>
    <style:style style:name="P74" style:parent-style-name="Standard" style:family="paragraph">
      <style:paragraph-properties fo:text-align="justify"/>
    </style:style>
    <style:style style:name="P75" style:parent-style-name="Standard" style:family="paragraph">
      <style:paragraph-properties fo:text-align="justify"/>
    </style:style>
    <style:style style:name="P76" style:parent-style-name="Standard" style:family="paragraph">
      <style:paragraph-properties fo:text-align="justify"/>
    </style:style>
    <style:style style:name="P77" style:parent-style-name="Standard" style:family="paragraph">
      <style:paragraph-properties fo:text-align="center"/>
    </style:style>
    <style:style style:name="P78" style:parent-style-name="Standard" style:family="paragraph">
      <style:paragraph-properties fo:text-align="center"/>
    </style:style>
    <style:style style:name="P79" style:parent-style-name="Standard" style:family="paragraph">
      <style:paragraph-properties fo:text-align="justify"/>
    </style:style>
    <style:style style:name="P80" style:parent-style-name="Standard" style:family="paragraph">
      <style:paragraph-properties fo:text-align="justify"/>
    </style:style>
    <style:style style:name="P81" style:parent-style-name="Standard" style:family="paragraph">
      <style:paragraph-properties fo:text-align="justify"/>
    </style:style>
    <style:style style:name="P82" style:parent-style-name="Standard" style:family="paragraph">
      <style:paragraph-properties fo:text-align="justify"/>
    </style:style>
    <style:style style:name="P83" style:parent-style-name="Standard" style:family="paragraph">
      <style:paragraph-properties fo:text-align="justify"/>
    </style:style>
    <style:style style:name="P84" style:parent-style-name="Standard" style:family="paragraph">
      <style:paragraph-properties fo:text-align="justify"/>
    </style:style>
    <style:style style:name="P85" style:parent-style-name="Standard" style:family="paragraph">
      <style:paragraph-properties fo:text-align="justify"/>
    </style:style>
    <style:style style:name="P86" style:parent-style-name="Standard" style:family="paragraph">
      <style:paragraph-properties fo:text-align="center"/>
    </style:style>
    <style:style style:name="P87" style:parent-style-name="Standard" style:family="paragraph">
      <style:paragraph-properties fo:text-align="center"/>
    </style:style>
    <style:style style:name="P88" style:parent-style-name="Standard" style:family="paragraph">
      <style:paragraph-properties fo:text-align="justify"/>
    </style:style>
    <style:style style:name="P89" style:parent-style-name="Standard" style:family="paragraph">
      <style:paragraph-properties fo:text-align="justify"/>
    </style:style>
    <style:style style:name="P90" style:parent-style-name="Standard" style:family="paragraph">
      <style:paragraph-properties fo:text-align="justify"/>
    </style:style>
    <style:style style:name="P91" style:parent-style-name="Standard" style:family="paragraph">
      <style:paragraph-properties fo:text-align="justify"/>
    </style:style>
    <style:style style:name="P92" style:parent-style-name="Standard" style:family="paragraph">
      <style:paragraph-properties fo:text-align="justify"/>
    </style:style>
    <style:style style:name="P93" style:parent-style-name="Standard" style:family="paragraph">
      <style:paragraph-properties fo:text-align="justify"/>
    </style:style>
    <style:style style:name="P94" style:parent-style-name="Standard" style:family="paragraph">
      <style:paragraph-properties fo:text-align="justify"/>
    </style:style>
  </office:automatic-styles>
  <office:body>
    <office:text text:use-soft-page-breaks="true">
      <text:list text:style-name="LFO1" text:continue-numbering="true">
        <text:list-item>
          <text:p text:style-name="P1">Вы уверены, что вам комфортно? Точно не желаете напитков или чего-нибудь еще?</text:p>
        </text:list-item>
        <text:list-item>
          <text:p text:style-name="P2">Нет. Давайте быстрее покончим с этим — у меня, как вы знаете, не так много времени. Вы хотели бы услышать<text:s/>эту историю с самого начала?</text:p>
        </text:list-item>
        <text:list-item>
          <text:p text:style-name="P3">Разумеется. Феномен аватаров до сих пор мало изучен. Любая информация будет ценной. А уж учитывая...</text:p>
        </text:list-item>
        <text:list-item>
          <text:p text:style-name="P4">Хорошо. Последнее, что я помню из своей жизни — приближающийся бампер Хонды. А потом — вспышка яркого, заполняющего собой все<text:s/>света. Стоило мне моргнуть — я уже обнаружил себя на дороге из черного камня в окружении непроглядного тумана. За моей спиной туман смыкался настолько плотно, что, окунув в него руку, я уже потерял ее из виду. Дорога шла лишь вперед. Когда я прошел несколько шагов, из тумана начали проявляться...фигуры. Вам нужно их описывать?</text:p>
        </text:list-item>
        <text:list-item>
          <text:p text:style-name="P5">Если вам это нужно для последовательного повествования.</text:p>
        </text:list-item>
        <text:list-item>
          <text:p text:style-name="P6">Что ж, тогда опишу. Первым появился мужчина в...чем-то вроде боевого робота, окруженный разрядами электричества, напротив него<text:s/>была девушка в платье и с огромным гримуаром в руках. Туман вокруг нее постоянно изменялся, порождая странные идеально-гротескные фигуры. Они выглядели не как статуи — казалось, будто время для них просто в какой-то момент остановилось. Но вместе с тем в них не чувствовалось жизни. Остальные были такими же. Когда я прошел дальше, я увидел существо, напоминающее дракона... Вам известно, кто это? Хотя неважно... и человека, закованного в десятки цепей. После них были девушка, окутанная разноцветным пламенем,<text:s/>юноша в рыцарском доспехе и с мечом, прекрасная женщина в зеленом платье напротив бледного юноши, вокруг которого вились тени чего-то ужасного. Следующими были высокий старик в белых одеяниях и черноволосый мужчина в старинном камзоле. Последними были одноглазый мужчина с металлической рукой-протезом и парень в потертой одежде. Пройдя их, я дошел до двери. Над дверью — совершенно обычной, серого цвета пластиковой дверью — светилась надпись: «Имя: Ламбер. Статус: аватар»</text:p>
        </text:list-item>
        <text:list-item>
          <text:p text:style-name="P7">А что было дальше?</text:p>
        </text:list-item>
      </text:list>
      <text:p text:style-name="P8">Ламбер замолчал, уставившись себе под ноги.</text:p>
      <text:list text:style-name="LFO1" text:continue-numbering="true">
        <text:list-item>
          <text:p text:style-name="P9">О испытании я не могу рассказать. Ни вам, ни кому бы то еще. Это слишком... личное. Я очнулся посреди леса. В прямом смысле с голой задницей. Ну и первое, что я заметил — свой весьма ощутимо изменившийся цвет кожи. Мне хватило пары секунд, чтобы понять, что я нахожусь где угодно, но не в своем мире и не в своем теле.</text:p>
        </text:list-item>
      </text:list>
      <text:p text:style-name="P10">Интервью с аватаром Ламбером. 297 год Третьей Эпохи.</text:p>
      <text:p text:style-name="P11"/>
      <text:p text:style-name="Standard"/>
      <text:p text:style-name="Standard">Содержание:</text:p>
      <text:p text:style-name="Standard">Глава 1 Краткое описание правил системы повествования</text:p>
      <text:p text:style-name="Standard">Глава 2 Создание персонажа</text:p>
      <text:p text:style-name="Standard">Глава 3 Основные действия и броски</text:p>
      <text:p text:style-name="Standard">Глава 4 Атрибуты</text:p>
      <text:p text:style-name="Standard">Глава 5 Навыки</text:p>
      <text:p text:style-name="Standard">Глава 6 Магия</text:p>
      <text:p text:style-name="Standard">Глава 7 Дополнения и особенности</text:p>
      <text:p text:style-name="Standard">Глава 8 Классы: краткое описание</text:p>
      <text:p text:style-name="Standard">Глава 9 Драматические системы</text:p>
      <text:p text:style-name="Standard">Глава 10 Противостояние</text:p>
      <text:p text:style-name="Standard">Глава 11 Повествование</text:p>
      <text:soft-page-break/>
      <text:p text:style-name="P12">Глава 1</text:p>
      <text:p text:style-name="P13">Краткое описание правил системы<text:s/>повествования</text:p>
      <text:p text:style-name="P14"/>
      <text:p text:style-name="P15"/>
      <text:p text:style-name="P16"/>
      <text:soft-page-break/>
      <text:p text:style-name="P17">Глава 4</text:p>
      <text:p text:style-name="P18">Атрибуты</text:p>
      <text:p text:style-name="P19"/>
      <text:p text:style-name="P20">Атрибуты — это физические и магические характеристики персонажа. Они делятся на подгруппы: ресурсы, характеристики навыков и дополнительные атрибуты.</text:p>
      <text:p text:style-name="P21"/>
      <text:p text:style-name="P22">Ресурсы</text:p>
      <text:p text:style-name="P23"/>
      <text:p text:style-name="P24">Мана и прана (см словарь)</text:p>
      <text:p text:style-name="P25">Особенности механики маны и праны заключаются в том, что трата этих ресурсов не влечет негативных последствий для персонажа, то есть персонаж с нулем праны не умирает, хотя и чувствует себя не лучшим образом. А персонаж, потративший всю ману, может испытывать психологический дискомфорт.</text:p>
      <text:p text:style-name="P26">В системе присутствует такое понятие, как травмы. Травму персонаж может получить при выполнении особых условий. Рассмотрим на примере:</text:p>
      <text:p text:style-name="P27">Пример 1. В персонажа Гарри Молота попала пуля и нанесла ему 80 очков повреждения. На Гарри Молоте нет брони, поэтому он теряет все 80 единиц праны. Тратит он их на то, чтобы сразу же зарастить ранения. Это действие рефлекторно и не требует не только хода, но и даже осознания. Вслед за этим в Гарри попадает заклинание «Некроз» школы магии смерти. Гарри получает травму 1 уровня<text:s/>— часть его мышц отмирает и начинает разлагаться. Вырастить новые мышцы гораздо сложнее, чем зарастить отверстие от пули. Гарри не может залечить эту рану тратой праны, ему нужна медицинская помощь для удаления пораженной ткани. Плюс к этому (особенность конкретной травмы) Гарри придется каждый ход тратить 10 единиц праны, чтобы остановить заражение крови.</text:p>
      <text:p text:style-name="P28">Пример 2. Исцеленный Гарри Молот жаждет реванша. Так получилось, что Гарри — маг воздуха. Гарри атакует своего противника молнией, но его противник — гораздо более опытный маг, и он встроил в свой магический щит заклинание-ловушку «горение маны». В тот момент, когда молния многострадального Гарри ударила в щит, Гарри попался в ловушку, и часть запаса маны Гарри (в нашем случае пусть это будет 50%) «загорелась», нанеся Гарри урон и причинив ему травму «Дестабилизация потока» 5 уровня. До тех пор, пока Гарри не исцелится, любое свое заклинание он будет кидать с модификатором -10.</text:p>
      <text:p text:style-name="P29"/>
      <text:p text:style-name="P30">Дополнительные ресурсы</text:p>
      <text:p text:style-name="P31"/>
      <text:p text:style-name="P32">Ресурс 1: Концентрация.</text:p>
      <text:p text:style-name="P33">Ее умеют вырабатывать маги и обезманенные.</text:p>
      <text:p text:style-name="P34">Очки концентрации накапливаются полными действиями (делается заявка). Кол-во накопленных очков концентрации за ход определяется результатом броска кубика д20, деленным пополам. При 20 деление пополам не происходит. При 1 — персонаж выпадает из<text:s/>состояния концентрации, теряя половину накопленных очков (округление в меньшую сторону). Очки концентрации не тратятся на создание заклинаний, но определенное их количество добавляет положительный модификатор, рассчит по формуле «очки концентрации <text:s/>разделить на 10, <text:s/>разделить на круг заклинания, умножить на разницу между кругом заклинания и макс кругом заклинания» (округление в меньшую сторону)</text:p>
      <text:soft-page-break/>
      <text:p text:style-name="P35">Глава 8</text:p>
      <text:p text:style-name="P36">Классы: краткое описание</text:p>
      <text:p text:style-name="P37"/>
      <text:p text:style-name="P38">Предисловие. Немного о терминологии.</text:p>
      <text:p text:style-name="P39"/>
      <text:p text:style-name="P40">Прежде всего, следует отметить, что такие<text:s/>понятия, как «класс», «уровень силы», «круг», «школа» и тому подобные (то есть почти все, что написано у персонажа в чарлисте) являются внутреигровыми. То есть совершенно нормально для нанимателя задать вопрос о классе нанимаемого персонажа, а для персонажа-ясновидца перед столкновением попытаться увидеть уровень противника.</text:p>
      <text:p text:style-name="P41">Рассмотрим же подробнее, что вкладывают в эти и другие понятия обитатели этой вселенной.</text:p>
      <text:list text:style-name="LFO2" text:continue-numbering="true">
        <text:list-item>
          <text:p text:style-name="P42">Класс. В понимании персонажей класс — это в первую очередь своего рода тип энергоструктуры, а также набор определенных методик манипуляций. Любой класс в партии персонажей может выполнять любую роль, хотя, разумеется, для той или иной роли разные классы эффективны по-разному.</text:p>
        </text:list-item>
        <text:list-item>
          <text:p text:style-name="P43">Уровень/уровень силы — это своего рода тренированность, «накаченность» энергетики персонажа. Точно также как в нашем мире довольно просто определить физическую подготовку человека, любой инициант способен определить уровень силы другого персонажа и всегда точно знает свой собственный.</text:p>
        </text:list-item>
        <text:list-item>
          <text:p text:style-name="P44">Инициант — общее название для персонажей, прошедших инициацию в один из классов: маг, клирик, чародей, обезманенный, чудовище.</text:p>
        </text:list-item>
        <text:list-item>
          <text:p text:style-name="P45">Темный и светлый иницианты — традиционные названия направления движения потоков маны в энергетике персонажа. По этимологии вселенной эти термины появились чуть ли не одновременно с магами и, хотя в нынешнее время давно известно, что это никак не связано ни с Тьмой, ни со Светом, данными терминами продолжают пользоваться. Различие темных и светлых инициантов в наиболее удобной для них форме манипуляции,например темному магу школы Огня будет легче призвать огненного элементаля, чем метнуть огненный шаг, а светлому — наоборот. Наличие этих двух терминов в разговорной и профессиональной речи действительно порождает иногда такие казусы, как «темный маг Света» или «светлый маг Тьмы».</text:p>
        </text:list-item>
        <text:list-item>
          <text:p text:style-name="P46">Школа — внутреигровое название подклассов. В некоторых классах школы имеют свои специфические названия (например, у чародеев — пламя или аспект, а у клириков — конфессии).</text:p>
        </text:list-item>
        <text:list-item>
          <text:p text:style-name="P47">Круг. Если уровень силы определяет возможности персонажа контролировать доступную ему Силу, то круг определяет количество доступной ему Силы в целом. Начиная от первого (иницианты, юные ученики, магия на уровне рыночных фокусов) и заканчивая шестым (боги, творцы миров).</text:p>
        </text:list-item>
        <text:list-item>
          <text:p text:style-name="P48">Мана — универсальная магическая энергия. Так или иначе используется<text:s/>всеми классами. Магами и чудовищами — для непосредственно создания заклинаний, чародеями и клириками — для усиления собственной психики и физиологии для управления другими энергиями (фейну и ба-хионь соответственно). Обезманенные, в свою очередь, лишают себя возможности осознанно манипулировать маной, направляя ее исключительно на расширение возможностей собственного тела и разума. Следует понимать, что несмотря на устоявшееся внутриигровое определение «мана — магическая энергия», мана — это не только сама<text:s/>энергия, но и природный энергоноситель (см «Помощник рассказчика»)</text:p>
        </text:list-item>
        <text:list-item>
          <text:p text:style-name="P49">Прана — жизненная энергия (аналогично мане, одновременно и энергия, и энергоноситель). Во вселенной Альтеры умение манипулировать праной и использовать ее для залечивания небольших ран, исцеления болезней изучается персонажами в составе школьной программы. Из этого следует, что во-первых каждый встреченный игроками персонаж будет обладать запасом праны и уметь им пользоваться (если только рассказчик не захочет сделать сюжет о встрече с какой-либо<text:s/><text:soft-page-break/>чуждой цивилизацией), а во-вторых персонаж, лишившийся праны, не погибает, хотя и становится крайне уязвим по сравнению с другими персонажами.</text:p>
        </text:list-item>
      </text:list>
      <text:p text:style-name="P50"/>
      <text:p text:style-name="P51">Маги</text:p>
      <text:p text:style-name="P52"/>
      <text:p text:style-name="P53">Маги — один из двух изначальных классов. Основной принцип — направление маны извне своего тела, то<text:s/>есть создание магических конструкций, основным материалом для которых служит мана, и воздействие с их помощью на окружающую природу. В связи с этим маги — самый научный класс. Чтобы повысить КПД того или иного заклинания, магу нужно хорошо разбираться в том аспекте окружающей природы, на которую он намеревается воздействовать. В свое время с развитием естественных наук в этом мире именно данная особенность класса магов сподвигла их разделяться на школы, с каждым веком все более и более узко специализированные.</text:p>
      <text:p text:style-name="P54">Маги могут быть темными, светлыми и всеедиными.</text:p>
      <text:p text:style-name="P55">На момент Второй Эпохи существует более пятидесяти магических школ. Кратное описание — дома на Даре —<text:s/><text:span text:style-name="T56">ВСТАВИТЬ</text:span>.</text:p>
      <text:p text:style-name="P57">Сильной стороной класса магов является их универсальность и комбинируемость школ. Маги легче<text:s/>всех прочих классов объединяют различные школы в одном персонаже. Например, нельзя быть клириком двух разных божеств, количество школ у обезманенного не может превышать пяти и так далее. Маги же в данном в вопросе теоретически не ограниченны ничем.</text:p>
      <text:p text:style-name="P58">Слабой<text:s/>стороной магов является, опять же, их широкая специализация. Более узкоспециализированные персонажи других классов в чем-то конкретном могут изрядно превосходить мага, несмотря на равные уровни и круги. Например, маг школы материализации не сможет сравниться со светлым чародеем в создании предметов.</text:p>
      <text:p text:style-name="P59"/>
      <text:p text:style-name="P60">Клирики</text:p>
      <text:p text:style-name="P61"/>
      <text:p text:style-name="P62">Персонажи, чья душа связана с некоей божественной или равной ей по силе сущностью, называются клириками. Вместо плетения заклинаний, используемых магами, они применяют <text:s/>магические конструкции,<text:s/>дарованные их богом, своего рода отголоски данной божественной сущности, аспекта ее личности. Однако для того, чтобы эти конструкты могли взаимодействовать с окружающим миром, их все равно нужно «наполнять» маной. Стоит добавить, что все клирики по умолчанию являются светлыми, даже если служат не самым светлым сущностям.</text:p>
      <text:p text:style-name="P63">Список божеств и особенностей — позже.</text:p>
      <text:p text:style-name="P64">Сильные стороны — разумеется, плетение, созданное божественной сущностью, гораздо функциональнее плетений, созданных людьми. Также не стоит забывать о<text:s/>возможности клириков использовать силу своей веры, например, клирик, потративший всю ману в бою, но искренне верящий, что его победа нужна его богу, может попробовать создать заклинание и есть шанс на то, что вопреки всему оно сработает. Ну и подвиги веры<text:s/>— не стоит забывать про подвиги веры!</text:p>
      <text:p text:style-name="P65">Подвиг веры — это когда клирик делает что-либо особенно угодное его божеству, и бог ему прямо ПОМОГАЕТ.</text:p>
      <text:p text:style-name="P66">Слабые стороны — лишиться расположения божественной сущности не просто, а очень просто. Клирик должен тщательно следить за тем, что его поступки (а для особо приближенных еще и мысли) соответствовали представлениям его божества об идеальном смертном. Также, разумеется, не стоит ждать от персонажа-клирика новых, никому, кроме него, неизвестных (и потому особо эффективных, например, в бою) заклинаний — в конце концов, не каждый день у бога появляется новый аспект.</text:p>
      <text:p text:style-name="P67"/>
      <text:p text:style-name="P68">Чародеи</text:p>
      <text:p text:style-name="P69"/>
      <text:soft-page-break/>
      <text:p text:style-name="P70">Второй из изначальных классов. Основа магии чародеев — создание парадоксов. Чародеи используют ману, чтобы расширить возможности своего создания и<text:s/>создавать, пользуясь энергией фейну, устойчивые материальные объекты. Эти объекты могут существовать вопреки действующим законам физики, являясь по сути парадоксом. В игромеханическом смысле это выглядит как создание произведений искусства и воплощение его<text:s/>в материальном мире. Таким образом, можно сказать, что чародеи — это маги искусства.</text:p>
      <text:p text:style-name="P71">Список — ОТ СКАЛЬДА!</text:p>
      <text:p text:style-name="P72">Чародеи, как и маги, могут быть темными, светлыми и всеедиными. Однако способности темных и светлых чародеев различаются гораздо сильнее, чем способности темных и светлых магов.</text:p>
      <text:p text:style-name="P73">В качестве дополнительного ресурса чародеи могут использовать вдохновение. Это один из двух классов, достаточно жестко зависящий от дополнительного ресурса.</text:p>
      <text:p text:style-name="P74">Сильные стороны. Теоретически возможности чародея ограниченны только его фантазией. Прим: рассказчику следует особенно осторожно с этим классом, и, возможно, даже запрещать некоторым игрокам играть чародеев.</text:p>
      <text:p text:style-name="P75">Слабые стороны: создать произведение искусства, хотя бы и мысленно, гораздо сложнее и дольше, чем построить известный<text:s/>магический конструкт. Магия чародеев, как правило, очень требовательна ко времени. Настолько, что большинство представителей этого класса в бою предпочитают пользоваться артефактами и помощью сопартийцев, вместо участия в открытом противостоянии.</text:p>
      <text:p text:style-name="P76"/>
      <text:p text:style-name="P77">Обезманенные</text:p>
      <text:p text:style-name="P78"/>
      <text:p text:style-name="P79">В мире, где магом является каждый, добровольный отказ от магии — весьма серьезный шаг. У всех обезманенных есть весьма веские причины отказаться от нормальной жизни в обществе. Большая часть обезманенных живет закрытыми общинами, по своему укладу напоминающие восточные монастыри типа Шаолиня в нашем мире. Этот класс включает в себя большое количество сильно отличающихся друг от друга школ. Эти школы делятся на младшие (в которых есть всего 1 круг) и великие (3 и более кругов). Способности школ в данном классе различаются гораздо сильнее, чем в любом другом. Если игрок желает создать себе персонажа-обезманенного, он зачеркивает в своем чар-листе строку «мана» и приписывает значение маны к пране. Также обезманенный не имеет ограничений на количество навыков и на атрибуты.</text:p>
      <text:p text:style-name="P80">В данном классе существует такой момент, как индивидуальный путь просветления. То есть, достигнув четвертого круга и желая получить пятый, обезманенный должен придумать свою собственную школу, основываясь на уже имеющиеся способности. Разумеется, ничто не мешает игроку с персонажем-обезманенным придумать собственную школу и на более ранних кругах по тому же принципу.</text:p>
      <text:p text:style-name="P81">Все обезманенные по умолчанию всеединые.</text:p>
      <text:p text:style-name="P82">ПРИБЛИЗИТЕЛЬНЫЙ СПИСОК ШКОЛ</text:p>
      <text:p text:style-name="P83">Сильные стороны. Отсутствие у большинства обезманенных<text:s/>какого-либо ресурса, требуемого для применения способностей, уже само по себе — сильная сторона, как и владение большим количеством навыков.</text:p>
      <text:p text:style-name="P84">Слабые стороны. Способности обезманенного в любом случае сильно ограничены законами физики. Как бы он ни был быстр<text:s/>и силен, он не сможет одним действием, например, уничтожить город, что с легкостью сделает представитель большинства других классов на том же уровне. Отсутствие глобальных способностей воздействия.</text:p>
      <text:p text:style-name="P85"/>
      <text:p text:style-name="P86">Чудовища</text:p>
      <text:p text:style-name="P87"/>
      <text:p text:style-name="P88">Чудовища — собирательное название для инициантов, попавшись под воздействие какой-либо могущественной силы, например, кровавого проклятия, энергии искажения или темного ихора. Все чудовища по умолчанию — темные.</text:p>
      <text:soft-page-break/>
      <text:p text:style-name="P89">Особенностью чудовищ является то, что все полученные круги в других классах (до<text:s/>становления чудовищем) сохраняются, хотя и теряется возможность развивать свои способности старого класса. Уровень предыдущего класса уменьшается вдвое без потери вложенных очков обучения. Большинство обезманенных не могут быть чудовищами из-за отсутствия<text:s/>маны и стойкой к проклятиям души.</text:p>
      <text:p text:style-name="P90">Все чудовища имеют дополнительный атрибут — человечность. Повышение или понижение человечности зависят от конкретного вида чудовища и содержатся в описании подклассов чудовищ. Описание игромеханики человечности — см в главе атрибуты.</text:p>
      <text:p text:style-name="P91">Также чудовища могут использовать дополнительный ресурс — сила крови. Чудовище — второй из классов, жестко привязанных к дополнительным ресурсам.</text:p>
      <text:p text:style-name="P92">ПРИБЛИЗИТЕЛЬНОЕ ОПИСАНИЕ ВИДОВ ЧУДОВИЩ</text:p>
      <text:p text:style-name="P93">Сильные стороны. Психика любого чудовища (кроме тех, что держатся на 10 человечности) расшатана проклятием, что приводит к постоянной жажде разрушения. Чудовища очень хороши во всем, что приводит к нанесению урона. Связанные с нанесением урона способности их старого класса усиляются, а большинство классов способностей чудовищ так или иначе приводят к причинению вреда чему-либо или кому-либо.</text:p>
      <text:p text:style-name="P94">Слабые стороны. См сильные стороны. Многие классовые способности чудовищ наносят урон и самому персонажу-чудовищу (к примеру, для многих заклинаний бестий и лоа требуется трата<text:s/>праны, а не маны)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Полина Царева</meta:initial-creator>
    <dc:creator>Alex Simarev</dc:creator>
    <meta:creation-date>2015-05-16T17:25:00Z</meta:creation-date>
    <dc:date>2015-11-21T05:50:00Z</dc:date>
    <meta:template xlink:href="Normal" xlink:type="simple"/>
    <meta:editing-cycles>4</meta:editing-cycles>
    <meta:editing-duration>PT22920S</meta:editing-duration>
    <meta:document-statistic meta:page-count="8" meta:paragraph-count="33" meta:word-count="2509" meta:character-count="16781" meta:row-count="119" meta:non-whitespace-character-count="14305"/>
  </office:meta>
</office:document-meta>
</file>